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8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54" style:family="table-cell" style:parent-style-name="Default" style:data-style-name="N64"/>
    <style:style style:name="ce55" style:family="table-cell" style:parent-style-name="Default" style:data-style-name="N63"/>
    <style:style style:name="ce5" style:family="table-cell" style:parent-style-name="Default">
      <style:table-cell-properties fo:border-bottom="none" fo:background-color="#ff4000" fo:border-left="none" fo:border-right="0.74pt solid #000000" fo:border-top="none"/>
    </style:style>
    <style:style style:name="ce13" style:family="table-cell" style:parent-style-name="Default" style:data-style-name="N100">
      <style:table-cell-properties fo:border-bottom="none" fo:background-color="#ff4000" fo:border-left="none" fo:border-right="0.74pt solid #000000" fo:border-top="none"/>
    </style:style>
    <style:style style:name="ce20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order-bottom="none" fo:background-color="#ff4000" fo:border-left="0.74pt solid #000000" fo:border-right="none" fo:border-top="none"/>
    </style:style>
    <style:style style:name="ce34" style:family="table-cell" style:parent-style-name="Default" style:data-style-name="N100">
      <style:table-cell-properties fo:background-color="#ff4000"/>
    </style:style>
    <style:style style:name="ce46" style:family="table-cell" style:parent-style-name="Default">
      <style:table-cell-properties fo:border-bottom="none" fo:background-color="#ff4000" fo:border-left="0.74pt solid #000000" fo:border-right="0.74pt solid #000000" fo:border-top="none"/>
    </style:style>
    <style:style style:name="ce53" style:family="table-cell" style:parent-style-name="Default">
      <style:table-cell-properties fo:background-color="#ff4000" style:text-align-source="value-type" style:repeat-content="false"/>
      <style:paragraph-properties fo:margin-left="0in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fo:background-color="#ffff00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13.8685in" svg:height="7.8008in" svg:x="16.8961in" svg:y="36.829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ce9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12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28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12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11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11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11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11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11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11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11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11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11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11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11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11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11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11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11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11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11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11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11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11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11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11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11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11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11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11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11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11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11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11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11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11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11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11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11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11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11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11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11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11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11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11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11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11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11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11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11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11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11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11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11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11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11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11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11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11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11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11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11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11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11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11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11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11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11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11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11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11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11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11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11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11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11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11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11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11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11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11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11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11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11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11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11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11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11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11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11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11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11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11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28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12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11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11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11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11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11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11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11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11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11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11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11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11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11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11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11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11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11" office:value-type="string" calcext:value-type="string">
            <text:p>13:53:21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11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11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11" office:value-type="string" calcext:value-type="string">
            <text:p>13:53:20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11" office:value-type="string" calcext:value-type="string">
            <text:p>14:53:18</text:p>
          </table:table-cell>
          <table:table-cell table:formula="of:=MID([.I20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11" office:value-type="string" calcext:value-type="string">
            <text:p>13:53:17</text:p>
          </table:table-cell>
          <table:table-cell table:formula="of:=MID([.I2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11" office:value-type="string" calcext:value-type="string">
            <text:p>13:53:17</text:p>
          </table:table-cell>
          <table:table-cell table:formula="of:=MID([.I2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11" office:value-type="string" calcext:value-type="string">
            <text:p>13:53:16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11" office:value-type="string" calcext:value-type="string">
            <text:p>13:53:16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11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11" office:value-type="string" calcext:value-type="string">
            <text:p>13:53:15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11" office:value-type="string" calcext:value-type="string">
            <text:p>13:53:15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11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11" office:value-type="string" calcext:value-type="string">
            <text:p>13:53:14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11" office:value-type="string" calcext:value-type="string">
            <text:p>13:53:14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11" office:value-type="string" calcext:value-type="string">
            <text:p>14:53:14</text:p>
          </table:table-cell>
          <table:table-cell table:formula="of:=MID([.I2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11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11"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11"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11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11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11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11" office:value-type="string" calcext:value-type="string">
            <text:p>13:53:13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11" office:value-type="string" calcext:value-type="string">
            <text:p>14:53:13</text:p>
          </table:table-cell>
          <table:table-cell table:formula="of:=MID([.I2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11" office:value-type="string" calcext:value-type="string">
            <text:p>14:53:13</text:p>
          </table:table-cell>
          <table:table-cell table:formula="of:=MID([.I22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11" office:value-type="string" calcext:value-type="string">
            <text:p>13:53:12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11" office:value-type="string" calcext:value-type="string">
            <text:p>13:53:12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11" office:value-type="string" calcext:value-type="string">
            <text:p>13:53:12</text:p>
          </table:table-cell>
          <table:table-cell table:formula="of:=MID([.I2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11" office:value-type="string" calcext:value-type="string">
            <text:p>13:53:12</text:p>
          </table:table-cell>
          <table:table-cell table:formula="of:=MID([.I22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11" office:value-type="string" calcext:value-type="string">
            <text:p>14:53:12</text:p>
          </table:table-cell>
          <table:table-cell table:formula="of:=MID([.I22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11" office:value-type="string" calcext:value-type="string">
            <text:p>13:53:11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11" office:value-type="string" calcext:value-type="string">
            <text:p>13:53:11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11" office:value-type="string" calcext:value-type="string">
            <text:p>14:53:11</text:p>
          </table:table-cell>
          <table:table-cell table:formula="of:=MID([.I2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11" office:value-type="string" calcext:value-type="string">
            <text:p>13:53:11</text:p>
          </table:table-cell>
          <table:table-cell table:formula="of:=MID([.I23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11" office:value-type="string" calcext:value-type="string">
            <text:p>14:53:11</text:p>
          </table:table-cell>
          <table:table-cell table:formula="of:=MID([.I2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11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11"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11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11"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11"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11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11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11" office:value-type="string" calcext:value-type="string">
            <text:p>14:53:11</text:p>
          </table:table-cell>
          <table:table-cell table:formula="of:=MID([.I2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11"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11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11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11"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11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11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11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11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11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28" office:value-type="string" calcext:value-type="string">
            <text:p>13:53:11</text:p>
          </table:table-cell>
          <table:table-cell table:style-name="ce23" table:formula="of:=MID([.I25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2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12" office:value-type="string" calcext:value-type="string">
            <text:p>14:53:11</text:p>
          </table:table-cell>
          <table:table-cell table:style-name="ce25" table:formula="of:=MID([.I252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11" office:value-type="string" calcext:value-type="string">
            <text:p>14:53:10</text:p>
          </table:table-cell>
          <table:table-cell table:formula="of:=MID([.I2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11" office:value-type="string" calcext:value-type="string">
            <text:p>13:53:10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11" office:value-type="string" calcext:value-type="string">
            <text:p>13:53:10</text:p>
          </table:table-cell>
          <table:table-cell table:formula="of:=MID([.I25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11" office:value-type="string" calcext:value-type="string">
            <text:p>13:53:10</text:p>
          </table:table-cell>
          <table:table-cell table:formula="of:=MID([.I25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5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11" office:value-type="string" calcext:value-type="string">
            <text:p>13:53:10</text:p>
          </table:table-cell>
          <table:table-cell table:formula="of:=MID([.I25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11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11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11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11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11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11"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11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11" office:value-type="string" calcext:value-type="string">
            <text:p>13:53:09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11" office:value-type="string" calcext:value-type="string">
            <text:p>13:53:09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11" office:value-type="string" calcext:value-type="string">
            <text:p>13:53:09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11" office:value-type="string" calcext:value-type="string">
            <text:p>13:53:09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11" office:value-type="string" calcext:value-type="string">
            <text:p>13:53:09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11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11" office:value-type="string" calcext:value-type="string">
            <text:p>13:53:08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11" office:value-type="string" calcext:value-type="string">
            <text:p>13:53:08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11" office:value-type="string" calcext:value-type="string">
            <text:p>13:53:08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11" office:value-type="string" calcext:value-type="string">
            <text:p>13:53:07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11" office:value-type="string" calcext:value-type="string">
            <text:p>13:53:07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11" office:value-type="string" calcext:value-type="string">
            <text:p>13:53:07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11" office:value-type="string" calcext:value-type="string">
            <text:p>13:53:07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11" office:value-type="string" calcext:value-type="string">
            <text:p>13:53:07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11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11" office:value-type="string" calcext:value-type="string">
            <text:p>14:53:07</text:p>
          </table:table-cell>
          <table:table-cell table:formula="of:=MID([.I2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11" office:value-type="string" calcext:value-type="string">
            <text:p>14:53:06</text:p>
          </table:table-cell>
          <table:table-cell table:formula="of:=MID([.I2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11" office:value-type="string" calcext:value-type="string">
            <text:p>14:53:06</text:p>
          </table:table-cell>
          <table:table-cell table:formula="of:=MID([.I2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11" office:value-type="string" calcext:value-type="string">
            <text:p>13:53:06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11" office:value-type="string" calcext:value-type="string">
            <text:p>13:53:06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11" office:value-type="string" calcext:value-type="string">
            <text:p>14:53:06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11" office:value-type="string" calcext:value-type="string">
            <text:p>14:53:05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11" office:value-type="string" calcext:value-type="string">
            <text:p>13:53:04</text:p>
          </table:table-cell>
          <table:table-cell table:formula="of:=MID([.I2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11" office:value-type="string" calcext:value-type="string">
            <text:p>14:53:04</text:p>
          </table:table-cell>
          <table:table-cell table:formula="of:=MID([.I2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11" office:value-type="string" calcext:value-type="string">
            <text:p>13:53:04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11" office:value-type="string" calcext:value-type="string">
            <text:p>13:53:04</text:p>
          </table:table-cell>
          <table:table-cell table:formula="of:=MID([.I2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11" office:value-type="string" calcext:value-type="string">
            <text:p>13:53:03</text:p>
          </table:table-cell>
          <table:table-cell table:formula="of:=MID([.I2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11" office:value-type="string" calcext:value-type="string">
            <text:p>13:53:03</text:p>
          </table:table-cell>
          <table:table-cell table:formula="of:=MID([.I2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11" office:value-type="string" calcext:value-type="string">
            <text:p>13:53:03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11" office:value-type="string" calcext:value-type="string">
            <text:p>13:53:02</text:p>
          </table:table-cell>
          <table:table-cell table:formula="of:=MID([.I2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11" office:value-type="string" calcext:value-type="string">
            <text:p>13:53:02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11" office:value-type="string" calcext:value-type="string">
            <text:p>13:53:02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11" office:value-type="string" calcext:value-type="string">
            <text:p>13:53:01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47" office:value-type="string" calcext:value-type="string">
            <text:p>14:03:46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11" office:value-type="string" calcext:value-type="string">
            <text:p>13:53:00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11" office:value-type="string" calcext:value-type="string">
            <text:p>13:53:00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11" office:value-type="string" calcext:value-type="string">
            <text:p>13:52:59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11" office:value-type="string" calcext:value-type="string">
            <text:p>13:52:58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11" office:value-type="string" calcext:value-type="string">
            <text:p>13:52:57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11" office:value-type="string" calcext:value-type="string">
            <text:p>13:52:54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11" office:value-type="string" calcext:value-type="string">
            <text:p>14:52:54</text:p>
          </table:table-cell>
          <table:table-cell table:formula="of:=MID([.I3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11" office:value-type="string" calcext:value-type="string">
            <text:p>14:52:53</text:p>
          </table:table-cell>
          <table:table-cell table:formula="of:=MID([.I30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11" office:value-type="string" calcext:value-type="string">
            <text:p>13:52:52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11" office:value-type="string" calcext:value-type="string">
            <text:p>13:52:49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11" office:value-type="string" calcext:value-type="string">
            <text:p>13:52:49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11" office:value-type="string" calcext:value-type="string">
            <text:p>13:52:49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11" office:value-type="string" calcext:value-type="string">
            <text:p>13:52:48</text:p>
          </table:table-cell>
          <table:table-cell table:formula="of:=MID([.I3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11" office:value-type="string" calcext:value-type="string">
            <text:p>13:52:48</text:p>
          </table:table-cell>
          <table:table-cell table:formula="of:=MID([.I3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11" office:value-type="string" calcext:value-type="string">
            <text:p>13:52:47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1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11" office:value-type="string" calcext:value-type="string">
            <text:p>14:52:47</text:p>
          </table:table-cell>
          <table:table-cell table:formula="of:=MID([.I31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11" office:value-type="string" calcext:value-type="string">
            <text:p>13:52:45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11" office:value-type="string" calcext:value-type="string">
            <text:p>13:52:44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11" office:value-type="string" calcext:value-type="string">
            <text:p>13:52:44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11" office:value-type="string" calcext:value-type="string">
            <text:p>14:52:43</text:p>
          </table:table-cell>
          <table:table-cell table:formula="of:=MID([.I3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11" office:value-type="string" calcext:value-type="string">
            <text:p>13:52:42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11" office:value-type="string" calcext:value-type="string">
            <text:p>14:52:42</text:p>
          </table:table-cell>
          <table:table-cell table:formula="of:=MID([.I3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11" office:value-type="string" calcext:value-type="string">
            <text:p>13:52:41</text:p>
          </table:table-cell>
          <table:table-cell table:formula="of:=MID([.I3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11" office:value-type="string" calcext:value-type="string">
            <text:p>13:52:41</text:p>
          </table:table-cell>
          <table:table-cell table:formula="of:=MID([.I3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11" office:value-type="string" calcext:value-type="string">
            <text:p>13:52:41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11" office:value-type="string" calcext:value-type="string">
            <text:p>13:52:40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11" office:value-type="string" calcext:value-type="string">
            <text:p>14:52:38</text:p>
          </table:table-cell>
          <table:table-cell table:formula="of:=MID([.I3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11" office:value-type="string" calcext:value-type="string">
            <text:p>14:52:37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11" office:value-type="string" calcext:value-type="string">
            <text:p>13:52:36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11" office:value-type="string" calcext:value-type="string">
            <text:p>13:52:36</text:p>
          </table:table-cell>
          <table:table-cell table:formula="of:=MID([.I32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11" office:value-type="string" calcext:value-type="string">
            <text:p>14:52:36</text:p>
          </table:table-cell>
          <table:table-cell table:formula="of:=MID([.I32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11" office:value-type="string" calcext:value-type="string">
            <text:p>13:52:36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11" office:value-type="string" calcext:value-type="string">
            <text:p>14:52:35</text:p>
          </table:table-cell>
          <table:table-cell table:formula="of:=MID([.I3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11" office:value-type="string" calcext:value-type="string">
            <text:p>14:52:35</text:p>
          </table:table-cell>
          <table:table-cell table:formula="of:=MID([.I3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11" office:value-type="string" calcext:value-type="string">
            <text:p>2022:11:01</text:p>
          </table:table-cell>
          <table:table-cell/>
          <table:table-cell office:value-type="string" calcext:value-type="string">
            <text:p>IMG_3005.jpg</text:p>
          </table:table-cell>
          <table:table-cell table:style-name="ce47" office:value-type="string" calcext:value-type="string">
            <text:p>14:04:11</text:p>
          </table:table-cell>
          <table:table-cell table:formula="of:=MID([.E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80.jpg</text:p>
          </table:table-cell>
          <table:table-cell table:style-name="ce11" office:value-type="string" calcext:value-type="string">
            <text:p>13:52:34</text:p>
          </table:table-cell>
          <table:table-cell table:style-name="ce9" table:formula="of:=MID([.I332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1:02</text:p>
          </table:table-cell>
          <table:table-cell/>
          <table:table-cell office:value-type="string" calcext:value-type="string">
            <text:p>IMG_3007.jpg</text:p>
          </table:table-cell>
          <table:table-cell table:style-name="ce47" office:value-type="string" calcext:value-type="string">
            <text:p>14:04:11</text:p>
          </table:table-cell>
          <table:table-cell table:formula="of:=MID([.E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82.jpg</text:p>
          </table:table-cell>
          <table:table-cell table:style-name="ce11" office:value-type="string" calcext:value-type="string">
            <text:p>13:52:33</text:p>
          </table:table-cell>
          <table:table-cell table:style-name="ce9" table:formula="of:=MID([.I333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 table:number-columns-repeated="1010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1:04</text:p>
          </table:table-cell>
          <table:table-cell/>
          <table:table-cell office:value-type="string" calcext:value-type="string">
            <text:p>IMG_3011.jpg</text:p>
          </table:table-cell>
          <table:table-cell table:style-name="ce47" office:value-type="string" calcext:value-type="string">
            <text:p>14:04:11</text:p>
          </table:table-cell>
          <table:table-cell table:formula="of:=MID([.E3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86.jpg</text:p>
          </table:table-cell>
          <table:table-cell table:style-name="ce11" office:value-type="string" calcext:value-type="string">
            <text:p>13:52:31</text:p>
          </table:table-cell>
          <table:table-cell table:style-name="ce9" table:formula="of:=MID([.I334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5"/>
          <table:table-cell table:number-columns-repeated="1008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1:06</text:p>
          </table:table-cell>
          <table:table-cell/>
          <table:table-cell office:value-type="string" calcext:value-type="string">
            <text:p>IMG_3016.jpg</text:p>
          </table:table-cell>
          <table:table-cell table:style-name="ce47" office:value-type="string" calcext:value-type="string">
            <text:p>15:04:11</text:p>
          </table:table-cell>
          <table:table-cell table:formula="of:=MID([.E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91.jpg</text:p>
          </table:table-cell>
          <table:table-cell table:style-name="ce11" office:value-type="string" calcext:value-type="string">
            <text:p>14:52:29</text:p>
          </table:table-cell>
          <table:table-cell table:style-name="ce9" table:formula="of:=MID([.I335];1;2)+1" office:value-type="float" office:value="15" calcext:value-type="float">
            <text:p>15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5"/>
          <table:table-cell table:number-columns-repeated="1008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1:09</text:p>
          </table:table-cell>
          <table:table-cell/>
          <table:table-cell office:value-type="string" calcext:value-type="string">
            <text:p>IMG_3021.jpg</text:p>
          </table:table-cell>
          <table:table-cell table:style-name="ce47" office:value-type="string" calcext:value-type="string">
            <text:p>14:04:11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96.jpg</text:p>
          </table:table-cell>
          <table:table-cell table:style-name="ce11" office:value-type="string" calcext:value-type="string">
            <text:p>13:52:26</text:p>
          </table:table-cell>
          <table:table-cell table:style-name="ce9" table:formula="of:=MID([.I336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5"/>
          <table:table-cell table:number-columns-repeated="1008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1:11</text:p>
          </table:table-cell>
          <table:table-cell/>
          <table:table-cell office:value-type="string" calcext:value-type="string">
            <text:p>IMG_3025.jpg</text:p>
          </table:table-cell>
          <table:table-cell table:style-name="ce47" office:value-type="string" calcext:value-type="string">
            <text:p>14:04:11</text:p>
          </table:table-cell>
          <table:table-cell table:formula="of:=MID([.E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500.jpg</text:p>
          </table:table-cell>
          <table:table-cell table:style-name="ce11" office:value-type="string" calcext:value-type="string">
            <text:p>13:52:24</text:p>
          </table:table-cell>
          <table:table-cell table:style-name="ce9" table:formula="of:=MID([.I337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5"/>
          <table:table-cell table:number-columns-repeated="1008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1:12</text:p>
          </table:table-cell>
          <table:table-cell/>
          <table:table-cell office:value-type="string" calcext:value-type="string">
            <text:p>IMG_3027.jpg</text:p>
          </table:table-cell>
          <table:table-cell table:style-name="ce47" office:value-type="string" calcext:value-type="string">
            <text:p>14:04:12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502.jpg</text:p>
          </table:table-cell>
          <table:table-cell table:style-name="ce11" office:value-type="string" calcext:value-type="string">
            <text:p>13:52:24</text:p>
          </table:table-cell>
          <table:table-cell table:style-name="ce9" table:formula="of:=MID([.I338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5"/>
          <table:table-cell table:number-columns-repeated="1008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1:13</text:p>
          </table:table-cell>
          <table:table-cell/>
          <table:table-cell office:value-type="string" calcext:value-type="string">
            <text:p>IMG_3029.jpg</text:p>
          </table:table-cell>
          <table:table-cell table:style-name="ce47" office:value-type="string" calcext:value-type="string">
            <text:p>14:04:12</text:p>
          </table:table-cell>
          <table:table-cell table:formula="of:=MID([.E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504.jpg</text:p>
          </table:table-cell>
          <table:table-cell table:style-name="ce11" office:value-type="string" calcext:value-type="string">
            <text:p>13:52:23</text:p>
          </table:table-cell>
          <table:table-cell table:style-name="ce9" table:formula="of:=MID([.I339];1;2)+1" office:value-type="float" office:value="14" calcext:value-type="float">
            <text:p>14</text:p>
          </table:table-cell>
          <table:table-cell table:number-columns-repeated="2"/>
          <table:table-cell table:style-name="ce47"/>
          <table:table-cell table:style-name="Default"/>
          <table:table-cell/>
          <table:table-cell table:style-name="ce55"/>
          <table:table-cell table:number-columns-repeated="1008"/>
        </table:table-row>
        <table:table-row table:style-name="ro2" table:number-rows-repeated="6">
          <table:table-cell table:number-columns-repeated="14"/>
          <table:table-cell table:style-name="ce54"/>
          <table:table-cell table:style-name="ce55"/>
          <table:table-cell table:number-columns-repeated="1008"/>
        </table:table-row>
        <table:table-row table:style-name="ro2" table:number-rows-repeated="10482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bk" table:style-name="ta1">
        <table:shapes>
          <draw:frame draw:z-index="0" draw:style-name="gr1" draw:text-style-name="P1" svg:width="13.8685in" svg:height="7.8008in" svg:x="16.8961in" svg:y="36.829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13" office:value-type="string" calcext:value-type="string">
            <text:p>2022:05:24</text:p>
          </table:table-cell>
          <table:table-cell table:style-name="ce20"/>
          <table:table-cell table:style-name="ce30" office:value-type="string" calcext:value-type="string">
            <text:p>IMG_2683.jpg</text:p>
          </table:table-cell>
          <table:table-cell table:style-name="ce34" office:value-type="string" calcext:value-type="string">
            <text:p>14:01:35</text:p>
          </table:table-cell>
          <table:table-cell table:style-name="ce5" table:formula="of:=MID([.E199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58.jpg</text:p>
          </table:table-cell>
          <table:table-cell table:style-name="ce34" office:value-type="string" calcext:value-type="string">
            <text:p>13:53:22</text:p>
          </table:table-cell>
          <table:table-cell table:style-name="ce46" table:formula="of:=MID([.I199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3" office:value-type="string" calcext:value-type="string">
            <text:p>2022:06:01</text:p>
          </table:table-cell>
          <table:table-cell table:style-name="ce20"/>
          <table:table-cell table:style-name="ce30" office:value-type="string" calcext:value-type="string">
            <text:p>IMG_2699.jpg</text:p>
          </table:table-cell>
          <table:table-cell table:style-name="ce34" office:value-type="string" calcext:value-type="string">
            <text:p>14:01:41</text:p>
          </table:table-cell>
          <table:table-cell table:style-name="ce5" table:formula="of:=MID([.E205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74.jpg</text:p>
          </table:table-cell>
          <table:table-cell table:style-name="ce34" office:value-type="string" calcext:value-type="string">
            <text:p>13:53:18</text:p>
          </table:table-cell>
          <table:table-cell table:style-name="ce46" table:formula="of:=MID([.I205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13" office:value-type="string" calcext:value-type="string">
            <text:p>2022:06:14</text:p>
          </table:table-cell>
          <table:table-cell table:style-name="ce20"/>
          <table:table-cell table:style-name="ce30" office:value-type="string" calcext:value-type="string">
            <text:p>IMG_2725.jpg</text:p>
          </table:table-cell>
          <table:table-cell table:style-name="ce34" office:value-type="string" calcext:value-type="string">
            <text:p>14:01:55</text:p>
          </table:table-cell>
          <table:table-cell table:style-name="ce5" table:formula="of:=MID([.E216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00.jpg</text:p>
          </table:table-cell>
          <table:table-cell table:style-name="ce34" office:value-type="string" calcext:value-type="string">
            <text:p>13:53:14</text:p>
          </table:table-cell>
          <table:table-cell table:style-name="ce46" table:formula="of:=MID([.I216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13" office:value-type="string" calcext:value-type="string">
            <text:p>2022:06:20</text:p>
          </table:table-cell>
          <table:table-cell table:style-name="ce20"/>
          <table:table-cell table:style-name="ce30" office:value-type="string" calcext:value-type="string">
            <text:p>IMG_2738.jpg</text:p>
          </table:table-cell>
          <table:table-cell table:style-name="ce34" office:value-type="string" calcext:value-type="string">
            <text:p>15:02:03</text:p>
          </table:table-cell>
          <table:table-cell table:style-name="ce5" table:formula="of:=MID([.E222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213.jpg</text:p>
          </table:table-cell>
          <table:table-cell table:style-name="ce34" office:value-type="string" calcext:value-type="string">
            <text:p>14:53:14</text:p>
          </table:table-cell>
          <table:table-cell table:style-name="ce46" table:formula="of:=MID([.I222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13" office:value-type="string" calcext:value-type="string">
            <text:p>2022:07:29</text:p>
          </table:table-cell>
          <table:table-cell table:style-name="ce20"/>
          <table:table-cell table:style-name="ce30" office:value-type="string" calcext:value-type="string">
            <text:p>IMG_2815.jpg</text:p>
          </table:table-cell>
          <table:table-cell table:style-name="ce34" office:value-type="string" calcext:value-type="string">
            <text:p>14:02:50</text:p>
          </table:table-cell>
          <table:table-cell table:style-name="ce5" table:formula="of:=MID([.E257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90.jpg</text:p>
          </table:table-cell>
          <table:table-cell table:style-name="ce34" office:value-type="string" calcext:value-type="string">
            <text:p>13:53:10</text:p>
          </table:table-cell>
          <table:table-cell table:style-name="ce46" table:formula="of:=MID([.I257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13" office:value-type="string" calcext:value-type="string">
            <text:p>2022:09:05</text:p>
          </table:table-cell>
          <table:table-cell table:style-name="ce20"/>
          <table:table-cell table:style-name="ce30" office:value-type="string" calcext:value-type="string">
            <text:p>IMG_2891.jpg</text:p>
          </table:table-cell>
          <table:table-cell table:style-name="ce34" office:value-type="string" calcext:value-type="string">
            <text:p>14:03:34</text:p>
          </table:table-cell>
          <table:table-cell table:style-name="ce5" table:formula="of:=MID([.E29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366.jpg</text:p>
          </table:table-cell>
          <table:table-cell table:style-name="ce34" office:value-type="string" calcext:value-type="string">
            <text:p>13:53:05</text:p>
          </table:table-cell>
          <table:table-cell table:style-name="ce46" table:formula="of:=MID([.I29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"F13"</text:p>
          </table:table-cell>
          <table:table-cell table:style-name="ce47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13" office:value-type="string" calcext:value-type="string">
            <text:p>2022:09:30</text:p>
          </table:table-cell>
          <table:table-cell table:style-name="ce20"/>
          <table:table-cell table:style-name="ce30" office:value-type="string" calcext:value-type="string">
            <text:p>IMG_2942.jpg</text:p>
          </table:table-cell>
          <table:table-cell table:style-name="ce34" office:value-type="string" calcext:value-type="string">
            <text:p>15:03:50</text:p>
          </table:table-cell>
          <table:table-cell table:style-name="ce5" table:formula="of:=MID([.E313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417.jpg</text:p>
          </table:table-cell>
          <table:table-cell table:style-name="ce34" office:value-type="string" calcext:value-type="string">
            <text:p>14:52:51</text:p>
          </table:table-cell>
          <table:table-cell table:style-name="ce46" table:formula="of:=MID([.I313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13" office:value-type="string" calcext:value-type="string">
            <text:p>2022:10:10</text:p>
          </table:table-cell>
          <table:table-cell table:style-name="ce20"/>
          <table:table-cell table:style-name="ce30" office:value-type="string" calcext:value-type="string">
            <text:p>IMG_2961.jpg</text:p>
          </table:table-cell>
          <table:table-cell table:style-name="ce34" office:value-type="string" calcext:value-type="string">
            <text:p>14:03:57</text:p>
          </table:table-cell>
          <table:table-cell table:style-name="ce5" table:formula="of:=MID([.E321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36.jpg</text:p>
          </table:table-cell>
          <table:table-cell table:style-name="ce34" office:value-type="string" calcext:value-type="string">
            <text:p>13:52:45</text:p>
          </table:table-cell>
          <table:table-cell table:style-name="ce46" table:formula="of:=MID([.I321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13" office:value-type="string" calcext:value-type="string">
            <text:p>2022:10:22</text:p>
          </table:table-cell>
          <table:table-cell table:style-name="ce20"/>
          <table:table-cell table:style-name="ce30" office:value-type="string" calcext:value-type="string">
            <text:p>IMG_2985.jpg</text:p>
          </table:table-cell>
          <table:table-cell table:style-name="ce34" office:value-type="string" calcext:value-type="string">
            <text:p>14:04:04</text:p>
          </table:table-cell>
          <table:table-cell table:style-name="ce5" table:formula="of:=MID([.E33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60.jpg</text:p>
          </table:table-cell>
          <table:table-cell table:style-name="ce34" office:value-type="string" calcext:value-type="string">
            <text:p>13:52:39</text:p>
          </table:table-cell>
          <table:table-cell table:style-name="ce46" table:formula="of:=MID([.I33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59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59" calcext:value-type="float">
            <text:p>59</text:p>
          </table:table-cell>
          <table:table-cell table:style-name="ce60" office:value-type="string" calcext:value-type="string">
            <text:p>2021:11:02</text:p>
          </table:table-cell>
          <table:table-cell table:style-name="ce40"/>
          <table:table-cell table:style-name="ce40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4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40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47"/>
        <table:table-column table:style-name="co20" table:default-cell-style-name="ce47"/>
        <table:table-column table:style-name="co13" table:default-cell-style-name="Default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51" table:formula="of:=MID([.I53];1;2)+1" office:value-type="float" office:value="16" calcext:value-type="float">
            <text:p>16</text:p>
          </table:table-cell>
          <table:table-cell table:style-name="ce51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51" table:formula="of:=MID([.E54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51" table:number-columns-repeated="1006"/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90" calcext:value-type="float">
            <text:p>90</text:p>
          </table:table-cell>
          <table:table-cell table:style-name="ce48" office:value-type="string" calcext:value-type="string">
            <text:p>2022:05:01</text:p>
          </table:table-cell>
          <table:table-cell table:style-name="ce48"/>
          <table:table-cell table:style-name="ce40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40" table:formula="of:=MID([.E93];1;2)" office:value-type="string" office:string-value="14" calcext:value-type="string">
            <text:p>14</text:p>
          </table:table-cell>
          <table:table-cell table:style-name="ce40"/>
          <table:table-cell table:style-name="ce40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40" table:formula="of:=MID([.I93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51" table:formula="of:=MID([.I54];1;2)+1" office:value-type="float" office:value="13" calcext:value-type="float">
            <text:p>13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51" table:formula="of:=MID([.D55];1;2)" office:value-type="string" office:string-value="13" calcext:value-type="string">
            <text:p>13</text:p>
          </table:table-cell>
          <table:table-cell table:style-name="ce51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5.jpg</text:p>
          </table:table-cell>
          <table:table-cell office:value-type="string" calcext:value-type="string">
            <text:p>2022:11:01</text:p>
          </table:table-cell>
          <table:table-cell office:value-type="string" calcext:value-type="string">
            <text:p>14:04:11</text:p>
          </table:table-cell>
          <table:table-cell table:formula="of:=MID([.D3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80.jpg</text:p>
          </table:table-cell>
          <table:table-cell office:value-type="string" calcext:value-type="string">
            <text:p>2022:11:01</text:p>
          </table:table-cell>
          <table:table-cell office:value-type="string" calcext:value-type="string">
            <text:p>13:52:34</text:p>
          </table:table-cell>
          <table:table-cell table:formula="of:=MID([.I342];1;2)+1" office:value-type="float" office:value="14" calcext:value-type="float">
            <text:p>14</text:p>
          </table:table-cell>
          <table:table-cell/>
          <table:table-cell table:formula="of:=EXACT([.C342];[.H342])" office:value-type="boolean" office:boolean-value="true" calcext:value-type="boolean">
            <text:p>TRUE</text:p>
          </table:table-cell>
          <table:table-cell table:formula="of:=EXACT([.E342];[.J3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7.jpg</text:p>
          </table:table-cell>
          <table:table-cell office:value-type="string" calcext:value-type="string">
            <text:p>2022:11:02</text:p>
          </table:table-cell>
          <table:table-cell office:value-type="string" calcext:value-type="string">
            <text:p>14:04:11</text:p>
          </table:table-cell>
          <table:table-cell table:formula="of:=MID([.D3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82.jpg</text:p>
          </table:table-cell>
          <table:table-cell office:value-type="string" calcext:value-type="string">
            <text:p>2022:11:02</text:p>
          </table:table-cell>
          <table:table-cell office:value-type="string" calcext:value-type="string">
            <text:p>13:52:33</text:p>
          </table:table-cell>
          <table:table-cell table:formula="of:=MID([.I343];1;2)+1" office:value-type="float" office:value="14" calcext:value-type="float">
            <text:p>14</text:p>
          </table:table-cell>
          <table:table-cell/>
          <table:table-cell table:formula="of:=EXACT([.C343];[.H343])" office:value-type="boolean" office:boolean-value="true" calcext:value-type="boolean">
            <text:p>TRUE</text:p>
          </table:table-cell>
          <table:table-cell table:formula="of:=EXACT([.E343];[.J3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11.jpg</text:p>
          </table:table-cell>
          <table:table-cell office:value-type="string" calcext:value-type="string">
            <text:p>2022:11:04</text:p>
          </table:table-cell>
          <table:table-cell office:value-type="string" calcext:value-type="string">
            <text:p>14:04:11</text:p>
          </table:table-cell>
          <table:table-cell table:formula="of:=MID([.D3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86.jpg</text:p>
          </table:table-cell>
          <table:table-cell office:value-type="string" calcext:value-type="string">
            <text:p>2022:11:04</text:p>
          </table:table-cell>
          <table:table-cell office:value-type="string" calcext:value-type="string">
            <text:p>13:52:31</text:p>
          </table:table-cell>
          <table:table-cell table:formula="of:=MID([.I344];1;2)+1" office:value-type="float" office:value="14" calcext:value-type="float">
            <text:p>14</text:p>
          </table:table-cell>
          <table:table-cell/>
          <table:table-cell table:formula="of:=EXACT([.C344];[.H344])" office:value-type="boolean" office:boolean-value="true" calcext:value-type="boolean">
            <text:p>TRUE</text:p>
          </table:table-cell>
          <table:table-cell table:formula="of:=EXACT([.E344];[.J3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16.jpg</text:p>
          </table:table-cell>
          <table:table-cell office:value-type="string" calcext:value-type="string">
            <text:p>2022:11:06</text:p>
          </table:table-cell>
          <table:table-cell office:value-type="string" calcext:value-type="string">
            <text:p>15:04:11</text:p>
          </table:table-cell>
          <table:table-cell table:formula="of:=MID([.D3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91.jpg</text:p>
          </table:table-cell>
          <table:table-cell office:value-type="string" calcext:value-type="string">
            <text:p>2022:11:06</text:p>
          </table:table-cell>
          <table:table-cell office:value-type="string" calcext:value-type="string">
            <text:p>14:52:29</text:p>
          </table:table-cell>
          <table:table-cell table:formula="of:=MID([.I345];1;2)+1" office:value-type="float" office:value="15" calcext:value-type="float">
            <text:p>15</text:p>
          </table:table-cell>
          <table:table-cell/>
          <table:table-cell table:formula="of:=EXACT([.C345];[.H345])" office:value-type="boolean" office:boolean-value="true" calcext:value-type="boolean">
            <text:p>TRUE</text:p>
          </table:table-cell>
          <table:table-cell table:formula="of:=EXACT([.E345];[.J3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21.jpg</text:p>
          </table:table-cell>
          <table:table-cell office:value-type="string" calcext:value-type="string">
            <text:p>2022:11:09</text:p>
          </table:table-cell>
          <table:table-cell office:value-type="string" calcext:value-type="string">
            <text:p>14:04:11</text:p>
          </table:table-cell>
          <table:table-cell table:formula="of:=MID([.D3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96.jpg</text:p>
          </table:table-cell>
          <table:table-cell office:value-type="string" calcext:value-type="string">
            <text:p>2022:11:09</text:p>
          </table:table-cell>
          <table:table-cell office:value-type="string" calcext:value-type="string">
            <text:p>13:52:26</text:p>
          </table:table-cell>
          <table:table-cell table:formula="of:=MID([.I346];1;2)+1" office:value-type="float" office:value="14" calcext:value-type="float">
            <text:p>14</text:p>
          </table:table-cell>
          <table:table-cell/>
          <table:table-cell table:formula="of:=EXACT([.C346];[.H346])" office:value-type="boolean" office:boolean-value="true" calcext:value-type="boolean">
            <text:p>TRUE</text:p>
          </table:table-cell>
          <table:table-cell table:formula="of:=EXACT([.E346];[.J3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25.jpg</text:p>
          </table:table-cell>
          <table:table-cell office:value-type="string" calcext:value-type="string">
            <text:p>2022:11:11</text:p>
          </table:table-cell>
          <table:table-cell office:value-type="string" calcext:value-type="string">
            <text:p>14:04:11</text:p>
          </table:table-cell>
          <table:table-cell table:formula="of:=MID([.D3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500.jpg</text:p>
          </table:table-cell>
          <table:table-cell office:value-type="string" calcext:value-type="string">
            <text:p>2022:11:11</text:p>
          </table:table-cell>
          <table:table-cell office:value-type="string" calcext:value-type="string">
            <text:p>13:52:24</text:p>
          </table:table-cell>
          <table:table-cell table:formula="of:=MID([.I347];1;2)+1" office:value-type="float" office:value="14" calcext:value-type="float">
            <text:p>14</text:p>
          </table:table-cell>
          <table:table-cell/>
          <table:table-cell table:formula="of:=EXACT([.C347];[.H347])" office:value-type="boolean" office:boolean-value="true" calcext:value-type="boolean">
            <text:p>TRUE</text:p>
          </table:table-cell>
          <table:table-cell table:formula="of:=EXACT([.E347];[.J3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27.jpg</text:p>
          </table:table-cell>
          <table:table-cell office:value-type="string" calcext:value-type="string">
            <text:p>2022:11:12</text:p>
          </table:table-cell>
          <table:table-cell office:value-type="string" calcext:value-type="string">
            <text:p>14:04:12</text:p>
          </table:table-cell>
          <table:table-cell table:formula="of:=MID([.D3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502.jpg</text:p>
          </table:table-cell>
          <table:table-cell office:value-type="string" calcext:value-type="string">
            <text:p>2022:11:12</text:p>
          </table:table-cell>
          <table:table-cell office:value-type="string" calcext:value-type="string">
            <text:p>13:52:24</text:p>
          </table:table-cell>
          <table:table-cell table:formula="of:=MID([.I348];1;2)+1" office:value-type="float" office:value="14" calcext:value-type="float">
            <text:p>14</text:p>
          </table:table-cell>
          <table:table-cell/>
          <table:table-cell table:formula="of:=EXACT([.C348];[.H348])" office:value-type="boolean" office:boolean-value="true" calcext:value-type="boolean">
            <text:p>TRUE</text:p>
          </table:table-cell>
          <table:table-cell table:formula="of:=EXACT([.E348];[.J3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29.jpg</text:p>
          </table:table-cell>
          <table:table-cell office:value-type="string" calcext:value-type="string">
            <text:p>2022:11:13</text:p>
          </table:table-cell>
          <table:table-cell office:value-type="string" calcext:value-type="string">
            <text:p>14:04:12</text:p>
          </table:table-cell>
          <table:table-cell table:formula="of:=MID([.D3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504.jpg</text:p>
          </table:table-cell>
          <table:table-cell office:value-type="string" calcext:value-type="string">
            <text:p>2022:11:13</text:p>
          </table:table-cell>
          <table:table-cell office:value-type="string" calcext:value-type="string">
            <text:p>13:52:23</text:p>
          </table:table-cell>
          <table:table-cell table:formula="of:=MID([.I349];1;2)+1" office:value-type="float" office:value="14" calcext:value-type="float">
            <text:p>14</text:p>
          </table:table-cell>
          <table:table-cell/>
          <table:table-cell table:formula="of:=EXACT([.C349];[.H349])" office:value-type="boolean" office:boolean-value="true" calcext:value-type="boolean">
            <text:p>TRUE</text:p>
          </table:table-cell>
          <table:table-cell table:formula="of:=EXACT([.E349];[.J3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59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2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2021:08:17</text:p>
          </table:table-cell>
          <table:table-cell table:style-name="ce47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61" table:formula="of:=EXACT([.D3];[.I3])" office:value-type="boolean" office:boolean-value="false" calcext:value-type="boolean">
            <text:p>FALSE</text:p>
          </table:table-cell>
          <table:table-cell table:style-name="ce61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2021:08:18</text:p>
          </table:table-cell>
          <table:table-cell table:style-name="ce47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61" table:formula="of:=EXACT([.D4];[.I4])" office:value-type="boolean" office:boolean-value="false" calcext:value-type="boolean">
            <text:p>FALSE</text:p>
          </table:table-cell>
          <table:table-cell table:style-name="ce61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2021:08:19</text:p>
          </table:table-cell>
          <table:table-cell table:style-name="ce47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61" table:formula="of:=EXACT([.D5];[.I5])" office:value-type="boolean" office:boolean-value="false" calcext:value-type="boolean">
            <text:p>FALSE</text:p>
          </table:table-cell>
          <table:table-cell table:style-name="ce61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2021:08:20</text:p>
          </table:table-cell>
          <table:table-cell table:style-name="ce47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61" table:formula="of:=EXACT([.D6];[.I6])" office:value-type="boolean" office:boolean-value="false" calcext:value-type="boolean">
            <text:p>FALSE</text:p>
          </table:table-cell>
          <table:table-cell table:style-name="ce61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2021:08:21</text:p>
          </table:table-cell>
          <table:table-cell table:style-name="ce47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61" table:formula="of:=EXACT([.D7];[.I7])" office:value-type="boolean" office:boolean-value="false" calcext:value-type="boolean">
            <text:p>FALSE</text:p>
          </table:table-cell>
          <table:table-cell table:style-name="ce61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2021:08:22</text:p>
          </table:table-cell>
          <table:table-cell table:style-name="ce47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61" table:formula="of:=EXACT([.D8];[.I8])" office:value-type="boolean" office:boolean-value="false" calcext:value-type="boolean">
            <text:p>FALSE</text:p>
          </table:table-cell>
          <table:table-cell table:style-name="ce61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2021:08:23</text:p>
          </table:table-cell>
          <table:table-cell table:style-name="ce47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61" table:formula="of:=EXACT([.D9];[.I9])" office:value-type="boolean" office:boolean-value="false" calcext:value-type="boolean">
            <text:p>FALSE</text:p>
          </table:table-cell>
          <table:table-cell table:style-name="ce61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2021:08:24</text:p>
          </table:table-cell>
          <table:table-cell table:style-name="ce47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61" table:formula="of:=EXACT([.D10];[.I10])" office:value-type="boolean" office:boolean-value="false" calcext:value-type="boolean">
            <text:p>FALSE</text:p>
          </table:table-cell>
          <table:table-cell table:style-name="ce61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2021:08:25</text:p>
          </table:table-cell>
          <table:table-cell table:style-name="ce47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61" table:formula="of:=EXACT([.D11];[.I11])" office:value-type="boolean" office:boolean-value="false" calcext:value-type="boolean">
            <text:p>FALSE</text:p>
          </table:table-cell>
          <table:table-cell table:style-name="ce61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2021:08:26</text:p>
          </table:table-cell>
          <table:table-cell table:style-name="ce47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61" table:formula="of:=EXACT([.D12];[.I12])" office:value-type="boolean" office:boolean-value="false" calcext:value-type="boolean">
            <text:p>FALSE</text:p>
          </table:table-cell>
          <table:table-cell table:style-name="ce61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2021:08:27</text:p>
          </table:table-cell>
          <table:table-cell table:style-name="ce47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61" table:formula="of:=EXACT([.D13];[.I13])" office:value-type="boolean" office:boolean-value="false" calcext:value-type="boolean">
            <text:p>FALSE</text:p>
          </table:table-cell>
          <table:table-cell table:style-name="ce61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2021:08:28</text:p>
          </table:table-cell>
          <table:table-cell table:style-name="ce47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61" table:formula="of:=EXACT([.D14];[.I14])" office:value-type="boolean" office:boolean-value="false" calcext:value-type="boolean">
            <text:p>FALSE</text:p>
          </table:table-cell>
          <table:table-cell table:style-name="ce61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2021:08:29</text:p>
          </table:table-cell>
          <table:table-cell table:style-name="ce47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61" table:formula="of:=EXACT([.D15];[.I15])" office:value-type="boolean" office:boolean-value="false" calcext:value-type="boolean">
            <text:p>FALSE</text:p>
          </table:table-cell>
          <table:table-cell table:style-name="ce61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2021:08:30</text:p>
          </table:table-cell>
          <table:table-cell table:style-name="ce47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61" table:formula="of:=EXACT([.D16];[.I16])" office:value-type="boolean" office:boolean-value="false" calcext:value-type="boolean">
            <text:p>FALSE</text:p>
          </table:table-cell>
          <table:table-cell table:style-name="ce61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2021:08:31</text:p>
          </table:table-cell>
          <table:table-cell table:style-name="ce47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61" table:formula="of:=EXACT([.D17];[.I17])" office:value-type="boolean" office:boolean-value="false" calcext:value-type="boolean">
            <text:p>FALSE</text:p>
          </table:table-cell>
          <table:table-cell table:style-name="ce61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2021:09:01</text:p>
          </table:table-cell>
          <table:table-cell table:style-name="ce47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61" table:formula="of:=EXACT([.D18];[.I18])" office:value-type="boolean" office:boolean-value="false" calcext:value-type="boolean">
            <text:p>FALSE</text:p>
          </table:table-cell>
          <table:table-cell table:style-name="ce61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2021:09:02</text:p>
          </table:table-cell>
          <table:table-cell table:style-name="ce47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61" table:formula="of:=EXACT([.D19];[.I19])" office:value-type="boolean" office:boolean-value="false" calcext:value-type="boolean">
            <text:p>FALSE</text:p>
          </table:table-cell>
          <table:table-cell table:style-name="ce61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2021:09:03</text:p>
          </table:table-cell>
          <table:table-cell table:style-name="ce47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61" table:formula="of:=EXACT([.D20];[.I20])" office:value-type="boolean" office:boolean-value="false" calcext:value-type="boolean">
            <text:p>FALSE</text:p>
          </table:table-cell>
          <table:table-cell table:style-name="ce61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2021:09:04</text:p>
          </table:table-cell>
          <table:table-cell table:style-name="ce47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61" table:formula="of:=EXACT([.D21];[.I21])" office:value-type="boolean" office:boolean-value="false" calcext:value-type="boolean">
            <text:p>FALSE</text:p>
          </table:table-cell>
          <table:table-cell table:style-name="ce61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2021:09:05</text:p>
          </table:table-cell>
          <table:table-cell table:style-name="ce47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61" table:formula="of:=EXACT([.D22];[.I22])" office:value-type="boolean" office:boolean-value="false" calcext:value-type="boolean">
            <text:p>FALSE</text:p>
          </table:table-cell>
          <table:table-cell table:style-name="ce61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2021:09:06</text:p>
          </table:table-cell>
          <table:table-cell table:style-name="ce47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61" table:formula="of:=EXACT([.D23];[.I23])" office:value-type="boolean" office:boolean-value="false" calcext:value-type="boolean">
            <text:p>FALSE</text:p>
          </table:table-cell>
          <table:table-cell table:style-name="ce61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2021:09:07</text:p>
          </table:table-cell>
          <table:table-cell table:style-name="ce47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61" table:formula="of:=EXACT([.D24];[.I24])" office:value-type="boolean" office:boolean-value="false" calcext:value-type="boolean">
            <text:p>FALSE</text:p>
          </table:table-cell>
          <table:table-cell table:style-name="ce61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2021:09:08</text:p>
          </table:table-cell>
          <table:table-cell table:style-name="ce47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61" table:formula="of:=EXACT([.D25];[.I25])" office:value-type="boolean" office:boolean-value="false" calcext:value-type="boolean">
            <text:p>FALSE</text:p>
          </table:table-cell>
          <table:table-cell table:style-name="ce61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2021:09:09</text:p>
          </table:table-cell>
          <table:table-cell table:style-name="ce47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61" table:formula="of:=EXACT([.D26];[.I26])" office:value-type="boolean" office:boolean-value="false" calcext:value-type="boolean">
            <text:p>FALSE</text:p>
          </table:table-cell>
          <table:table-cell table:style-name="ce61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2021:09:11</text:p>
          </table:table-cell>
          <table:table-cell table:style-name="ce47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61" table:formula="of:=EXACT([.D27];[.I27])" office:value-type="boolean" office:boolean-value="false" calcext:value-type="boolean">
            <text:p>FALSE</text:p>
          </table:table-cell>
          <table:table-cell table:style-name="ce61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2021:09:12</text:p>
          </table:table-cell>
          <table:table-cell table:style-name="ce47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61" table:formula="of:=EXACT([.D28];[.I28])" office:value-type="boolean" office:boolean-value="false" calcext:value-type="boolean">
            <text:p>FALSE</text:p>
          </table:table-cell>
          <table:table-cell table:style-name="ce61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2021:09:13</text:p>
          </table:table-cell>
          <table:table-cell table:style-name="ce47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61" table:formula="of:=EXACT([.D29];[.I29])" office:value-type="boolean" office:boolean-value="false" calcext:value-type="boolean">
            <text:p>FALSE</text:p>
          </table:table-cell>
          <table:table-cell table:style-name="ce61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2021:09:14</text:p>
          </table:table-cell>
          <table:table-cell table:style-name="ce47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61" table:formula="of:=EXACT([.D30];[.I30])" office:value-type="boolean" office:boolean-value="false" calcext:value-type="boolean">
            <text:p>FALSE</text:p>
          </table:table-cell>
          <table:table-cell table:style-name="ce61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2021:09:16</text:p>
          </table:table-cell>
          <table:table-cell table:style-name="ce47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61" table:formula="of:=EXACT([.D31];[.I31])" office:value-type="boolean" office:boolean-value="false" calcext:value-type="boolean">
            <text:p>FALSE</text:p>
          </table:table-cell>
          <table:table-cell table:style-name="ce61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2021:09:17</text:p>
          </table:table-cell>
          <table:table-cell table:style-name="ce47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61" table:formula="of:=EXACT([.D32];[.I32])" office:value-type="boolean" office:boolean-value="false" calcext:value-type="boolean">
            <text:p>FALSE</text:p>
          </table:table-cell>
          <table:table-cell table:style-name="ce61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2021:09:18</text:p>
          </table:table-cell>
          <table:table-cell table:style-name="ce47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61" table:formula="of:=EXACT([.D33];[.I33])" office:value-type="boolean" office:boolean-value="false" calcext:value-type="boolean">
            <text:p>FALSE</text:p>
          </table:table-cell>
          <table:table-cell table:style-name="ce61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2021:09:20</text:p>
          </table:table-cell>
          <table:table-cell table:style-name="ce47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61" table:formula="of:=EXACT([.D34];[.I34])" office:value-type="boolean" office:boolean-value="false" calcext:value-type="boolean">
            <text:p>FALSE</text:p>
          </table:table-cell>
          <table:table-cell table:style-name="ce61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2021:09:21</text:p>
          </table:table-cell>
          <table:table-cell table:style-name="ce47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61" table:formula="of:=EXACT([.D35];[.I35])" office:value-type="boolean" office:boolean-value="false" calcext:value-type="boolean">
            <text:p>FALSE</text:p>
          </table:table-cell>
          <table:table-cell table:style-name="ce61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2021:09:23</text:p>
          </table:table-cell>
          <table:table-cell table:style-name="ce47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61" table:formula="of:=EXACT([.D36];[.I36])" office:value-type="boolean" office:boolean-value="false" calcext:value-type="boolean">
            <text:p>FALSE</text:p>
          </table:table-cell>
          <table:table-cell table:style-name="ce61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2021:09:24</text:p>
          </table:table-cell>
          <table:table-cell table:style-name="ce47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61" table:formula="of:=EXACT([.D37];[.I37])" office:value-type="boolean" office:boolean-value="false" calcext:value-type="boolean">
            <text:p>FALSE</text:p>
          </table:table-cell>
          <table:table-cell table:style-name="ce61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2021:09:25</text:p>
          </table:table-cell>
          <table:table-cell table:style-name="ce47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61" table:formula="of:=EXACT([.D38];[.I38])" office:value-type="boolean" office:boolean-value="false" calcext:value-type="boolean">
            <text:p>FALSE</text:p>
          </table:table-cell>
          <table:table-cell table:style-name="ce61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2021:09:27</text:p>
          </table:table-cell>
          <table:table-cell table:style-name="ce47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61" table:formula="of:=EXACT([.D39];[.I39])" office:value-type="boolean" office:boolean-value="false" calcext:value-type="boolean">
            <text:p>FALSE</text:p>
          </table:table-cell>
          <table:table-cell table:style-name="ce61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2021:09:28</text:p>
          </table:table-cell>
          <table:table-cell table:style-name="ce47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61" table:formula="of:=EXACT([.D40];[.I40])" office:value-type="boolean" office:boolean-value="false" calcext:value-type="boolean">
            <text:p>FALSE</text:p>
          </table:table-cell>
          <table:table-cell table:style-name="ce61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2021:09:29</text:p>
          </table:table-cell>
          <table:table-cell table:style-name="ce47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61" table:formula="of:=EXACT([.D41];[.I41])" office:value-type="boolean" office:boolean-value="false" calcext:value-type="boolean">
            <text:p>FALSE</text:p>
          </table:table-cell>
          <table:table-cell table:style-name="ce61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2021:09:30</text:p>
          </table:table-cell>
          <table:table-cell table:style-name="ce47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61" table:formula="of:=EXACT([.D42];[.I42])" office:value-type="boolean" office:boolean-value="false" calcext:value-type="boolean">
            <text:p>FALSE</text:p>
          </table:table-cell>
          <table:table-cell table:style-name="ce61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2021:10:06</text:p>
          </table:table-cell>
          <table:table-cell table:style-name="ce47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61" table:formula="of:=EXACT([.D43];[.I43])" office:value-type="boolean" office:boolean-value="false" calcext:value-type="boolean">
            <text:p>FALSE</text:p>
          </table:table-cell>
          <table:table-cell table:style-name="ce61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2021:10:07</text:p>
          </table:table-cell>
          <table:table-cell table:style-name="ce47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61" table:formula="of:=EXACT([.D44];[.I44])" office:value-type="boolean" office:boolean-value="false" calcext:value-type="boolean">
            <text:p>FALSE</text:p>
          </table:table-cell>
          <table:table-cell table:style-name="ce61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2021:10:08</text:p>
          </table:table-cell>
          <table:table-cell table:style-name="ce47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61" table:formula="of:=EXACT([.D45];[.I45])" office:value-type="boolean" office:boolean-value="false" calcext:value-type="boolean">
            <text:p>FALSE</text:p>
          </table:table-cell>
          <table:table-cell table:style-name="ce61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2021:10:11</text:p>
          </table:table-cell>
          <table:table-cell table:style-name="ce47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61" table:formula="of:=EXACT([.D46];[.I46])" office:value-type="boolean" office:boolean-value="false" calcext:value-type="boolean">
            <text:p>FALSE</text:p>
          </table:table-cell>
          <table:table-cell table:style-name="ce61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2021:10:12</text:p>
          </table:table-cell>
          <table:table-cell table:style-name="ce47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61" table:formula="of:=EXACT([.D47];[.I47])" office:value-type="boolean" office:boolean-value="false" calcext:value-type="boolean">
            <text:p>FALSE</text:p>
          </table:table-cell>
          <table:table-cell table:style-name="ce61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2021:10:13</text:p>
          </table:table-cell>
          <table:table-cell table:style-name="ce47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61" table:formula="of:=EXACT([.D48];[.I48])" office:value-type="boolean" office:boolean-value="false" calcext:value-type="boolean">
            <text:p>FALSE</text:p>
          </table:table-cell>
          <table:table-cell table:style-name="ce61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2021:10:14</text:p>
          </table:table-cell>
          <table:table-cell table:style-name="ce47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61" table:formula="of:=EXACT([.D49];[.I49])" office:value-type="boolean" office:boolean-value="false" calcext:value-type="boolean">
            <text:p>FALSE</text:p>
          </table:table-cell>
          <table:table-cell table:style-name="ce61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2021:10:15</text:p>
          </table:table-cell>
          <table:table-cell table:style-name="ce47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61" table:formula="of:=EXACT([.D50];[.I50])" office:value-type="boolean" office:boolean-value="false" calcext:value-type="boolean">
            <text:p>FALSE</text:p>
          </table:table-cell>
          <table:table-cell table:style-name="ce61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2021:10:16</text:p>
          </table:table-cell>
          <table:table-cell table:style-name="ce47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61" table:formula="of:=EXACT([.D51];[.I51])" office:value-type="boolean" office:boolean-value="false" calcext:value-type="boolean">
            <text:p>FALSE</text:p>
          </table:table-cell>
          <table:table-cell table:style-name="ce61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2021:10:17</text:p>
          </table:table-cell>
          <table:table-cell table:style-name="ce47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61" table:formula="of:=EXACT([.D52];[.I52])" office:value-type="boolean" office:boolean-value="false" calcext:value-type="boolean">
            <text:p>FALSE</text:p>
          </table:table-cell>
          <table:table-cell table:style-name="ce61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2021:10:18</text:p>
          </table:table-cell>
          <table:table-cell table:style-name="ce47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61" table:formula="of:=EXACT([.D53];[.I53])" office:value-type="boolean" office:boolean-value="false" calcext:value-type="boolean">
            <text:p>FALSE</text:p>
          </table:table-cell>
          <table:table-cell table:style-name="ce61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2021:10:19</text:p>
          </table:table-cell>
          <table:table-cell table:style-name="ce47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61" table:formula="of:=EXACT([.D54];[.I54])" office:value-type="boolean" office:boolean-value="false" calcext:value-type="boolean">
            <text:p>FALSE</text:p>
          </table:table-cell>
          <table:table-cell table:style-name="ce61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5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2021:10:22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J55];1;2)+1" office:value-type="float" office:value="13" calcext:value-type="float">
            <text:p>13</text:p>
          </table:table-cell>
          <table:table-cell table:style-name="ce40"/>
          <table:table-cell table:style-name="ce62" table:formula="of:=EXACT([.D55];[.I55])" office:value-type="boolean" office:boolean-value="false" calcext:value-type="boolean">
            <text:p>FALSE</text:p>
          </table:table-cell>
          <table:table-cell table:style-name="ce62" table:formula="of:=EXACT([.F55];[.K55])" office:value-type="boolean" office:boolean-value="true" calcext:value-type="boolean">
            <text:p>TRUE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2021:10:23</text:p>
          </table:table-cell>
          <table:table-cell table:style-name="ce47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61" table:formula="of:=EXACT([.D56];[.I56])" office:value-type="boolean" office:boolean-value="false" calcext:value-type="boolean">
            <text:p>FALSE</text:p>
          </table:table-cell>
          <table:table-cell table:style-name="ce61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2021:10:24</text:p>
          </table:table-cell>
          <table:table-cell table:style-name="ce47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61" table:formula="of:=EXACT([.D57];[.I57])" office:value-type="boolean" office:boolean-value="false" calcext:value-type="boolean">
            <text:p>FALSE</text:p>
          </table:table-cell>
          <table:table-cell table:style-name="ce61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2021:10:25</text:p>
          </table:table-cell>
          <table:table-cell table:style-name="ce47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61" table:formula="of:=EXACT([.D58];[.I58])" office:value-type="boolean" office:boolean-value="false" calcext:value-type="boolean">
            <text:p>FALSE</text:p>
          </table:table-cell>
          <table:table-cell table:style-name="ce61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2021:10:27</text:p>
          </table:table-cell>
          <table:table-cell table:style-name="ce47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61" table:formula="of:=EXACT([.D59];[.I59])" office:value-type="boolean" office:boolean-value="false" calcext:value-type="boolean">
            <text:p>FALSE</text:p>
          </table:table-cell>
          <table:table-cell table:style-name="ce61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2021:10:28</text:p>
          </table:table-cell>
          <table:table-cell table:style-name="ce47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61" table:formula="of:=EXACT([.D60];[.I60])" office:value-type="boolean" office:boolean-value="false" calcext:value-type="boolean">
            <text:p>FALSE</text:p>
          </table:table-cell>
          <table:table-cell table:style-name="ce61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2021:10:29</text:p>
          </table:table-cell>
          <table:table-cell table:style-name="ce47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61" table:formula="of:=EXACT([.D61];[.I61])" office:value-type="boolean" office:boolean-value="false" calcext:value-type="boolean">
            <text:p>FALSE</text:p>
          </table:table-cell>
          <table:table-cell table:style-name="ce61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47" office:value-type="string" calcext:value-type="string">
            <text:p>2021:11:02</text:p>
          </table:table-cell>
          <table:table-cell table:style-name="ce47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61" table:formula="of:=EXACT([.D62];[.I62])" office:value-type="boolean" office:boolean-value="false" calcext:value-type="boolean">
            <text:p>FALSE</text:p>
          </table:table-cell>
          <table:table-cell table:style-name="ce61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2021:11:04</text:p>
          </table:table-cell>
          <table:table-cell table:style-name="ce47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61" table:formula="of:=EXACT([.D63];[.I63])" office:value-type="boolean" office:boolean-value="false" calcext:value-type="boolean">
            <text:p>FALSE</text:p>
          </table:table-cell>
          <table:table-cell table:style-name="ce61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2021:11:05</text:p>
          </table:table-cell>
          <table:table-cell table:style-name="ce47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61" table:formula="of:=EXACT([.D64];[.I64])" office:value-type="boolean" office:boolean-value="false" calcext:value-type="boolean">
            <text:p>FALSE</text:p>
          </table:table-cell>
          <table:table-cell table:style-name="ce61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2021:11:06</text:p>
          </table:table-cell>
          <table:table-cell table:style-name="ce47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61" table:formula="of:=EXACT([.D65];[.I65])" office:value-type="boolean" office:boolean-value="false" calcext:value-type="boolean">
            <text:p>FALSE</text:p>
          </table:table-cell>
          <table:table-cell table:style-name="ce61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2021:11:07</text:p>
          </table:table-cell>
          <table:table-cell table:style-name="ce47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61" table:formula="of:=EXACT([.D66];[.I66])" office:value-type="boolean" office:boolean-value="false" calcext:value-type="boolean">
            <text:p>FALSE</text:p>
          </table:table-cell>
          <table:table-cell table:style-name="ce61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2021:11:08</text:p>
          </table:table-cell>
          <table:table-cell table:style-name="ce47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61" table:formula="of:=EXACT([.D67];[.I67])" office:value-type="boolean" office:boolean-value="false" calcext:value-type="boolean">
            <text:p>FALSE</text:p>
          </table:table-cell>
          <table:table-cell table:style-name="ce61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2021:11:09</text:p>
          </table:table-cell>
          <table:table-cell table:style-name="ce47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61" table:formula="of:=EXACT([.D68];[.I68])" office:value-type="boolean" office:boolean-value="false" calcext:value-type="boolean">
            <text:p>FALSE</text:p>
          </table:table-cell>
          <table:table-cell table:style-name="ce61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2021:11:10</text:p>
          </table:table-cell>
          <table:table-cell table:style-name="ce47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61" table:formula="of:=EXACT([.D69];[.I69])" office:value-type="boolean" office:boolean-value="false" calcext:value-type="boolean">
            <text:p>FALSE</text:p>
          </table:table-cell>
          <table:table-cell table:style-name="ce61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2021:11:11</text:p>
          </table:table-cell>
          <table:table-cell table:style-name="ce47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61" table:formula="of:=EXACT([.D70];[.I70])" office:value-type="boolean" office:boolean-value="false" calcext:value-type="boolean">
            <text:p>FALSE</text:p>
          </table:table-cell>
          <table:table-cell table:style-name="ce61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2021:11:12</text:p>
          </table:table-cell>
          <table:table-cell table:style-name="ce47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61" table:formula="of:=EXACT([.D71];[.I71])" office:value-type="boolean" office:boolean-value="false" calcext:value-type="boolean">
            <text:p>FALSE</text:p>
          </table:table-cell>
          <table:table-cell table:style-name="ce61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2021:11:13</text:p>
          </table:table-cell>
          <table:table-cell table:style-name="ce47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61" table:formula="of:=EXACT([.D72];[.I72])" office:value-type="boolean" office:boolean-value="false" calcext:value-type="boolean">
            <text:p>FALSE</text:p>
          </table:table-cell>
          <table:table-cell table:style-name="ce61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2021:11:14</text:p>
          </table:table-cell>
          <table:table-cell table:style-name="ce47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61" table:formula="of:=EXACT([.D73];[.I73])" office:value-type="boolean" office:boolean-value="false" calcext:value-type="boolean">
            <text:p>FALSE</text:p>
          </table:table-cell>
          <table:table-cell table:style-name="ce61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2021:11:16</text:p>
          </table:table-cell>
          <table:table-cell table:style-name="ce47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61" table:formula="of:=EXACT([.D74];[.I74])" office:value-type="boolean" office:boolean-value="false" calcext:value-type="boolean">
            <text:p>FALSE</text:p>
          </table:table-cell>
          <table:table-cell table:style-name="ce61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2021:11:18</text:p>
          </table:table-cell>
          <table:table-cell table:style-name="ce47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61" table:formula="of:=EXACT([.D75];[.I75])" office:value-type="boolean" office:boolean-value="false" calcext:value-type="boolean">
            <text:p>FALSE</text:p>
          </table:table-cell>
          <table:table-cell table:style-name="ce61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2021:11:19</text:p>
          </table:table-cell>
          <table:table-cell table:style-name="ce47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61" table:formula="of:=EXACT([.D76];[.I76])" office:value-type="boolean" office:boolean-value="false" calcext:value-type="boolean">
            <text:p>FALSE</text:p>
          </table:table-cell>
          <table:table-cell table:style-name="ce61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2021:11:20</text:p>
          </table:table-cell>
          <table:table-cell table:style-name="ce47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61" table:formula="of:=EXACT([.D77];[.I77])" office:value-type="boolean" office:boolean-value="false" calcext:value-type="boolean">
            <text:p>FALSE</text:p>
          </table:table-cell>
          <table:table-cell table:style-name="ce61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2021:11:21</text:p>
          </table:table-cell>
          <table:table-cell table:style-name="ce47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61" table:formula="of:=EXACT([.D78];[.I78])" office:value-type="boolean" office:boolean-value="false" calcext:value-type="boolean">
            <text:p>FALSE</text:p>
          </table:table-cell>
          <table:table-cell table:style-name="ce61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2021:11:22</text:p>
          </table:table-cell>
          <table:table-cell table:style-name="ce47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61" table:formula="of:=EXACT([.D79];[.I79])" office:value-type="boolean" office:boolean-value="false" calcext:value-type="boolean">
            <text:p>FALSE</text:p>
          </table:table-cell>
          <table:table-cell table:style-name="ce61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2021:11:23</text:p>
          </table:table-cell>
          <table:table-cell table:style-name="ce47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61" table:formula="of:=EXACT([.D80];[.I80])" office:value-type="boolean" office:boolean-value="false" calcext:value-type="boolean">
            <text:p>FALSE</text:p>
          </table:table-cell>
          <table:table-cell table:style-name="ce61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2021:11:24</text:p>
          </table:table-cell>
          <table:table-cell table:style-name="ce47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61" table:formula="of:=EXACT([.D81];[.I81])" office:value-type="boolean" office:boolean-value="false" calcext:value-type="boolean">
            <text:p>FALSE</text:p>
          </table:table-cell>
          <table:table-cell table:style-name="ce61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2021:11:26</text:p>
          </table:table-cell>
          <table:table-cell table:style-name="ce47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61" table:formula="of:=EXACT([.D82];[.I82])" office:value-type="boolean" office:boolean-value="false" calcext:value-type="boolean">
            <text:p>FALSE</text:p>
          </table:table-cell>
          <table:table-cell table:style-name="ce61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2021:11:27</text:p>
          </table:table-cell>
          <table:table-cell table:style-name="ce47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61" table:formula="of:=EXACT([.D83];[.I83])" office:value-type="boolean" office:boolean-value="false" calcext:value-type="boolean">
            <text:p>FALSE</text:p>
          </table:table-cell>
          <table:table-cell table:style-name="ce61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2021:11:28</text:p>
          </table:table-cell>
          <table:table-cell table:style-name="ce47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61" table:formula="of:=EXACT([.D84];[.I84])" office:value-type="boolean" office:boolean-value="false" calcext:value-type="boolean">
            <text:p>FALSE</text:p>
          </table:table-cell>
          <table:table-cell table:style-name="ce61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2021:11:29</text:p>
          </table:table-cell>
          <table:table-cell table:style-name="ce47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61" table:formula="of:=EXACT([.D85];[.I85])" office:value-type="boolean" office:boolean-value="false" calcext:value-type="boolean">
            <text:p>FALSE</text:p>
          </table:table-cell>
          <table:table-cell table:style-name="ce61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2021:12:01</text:p>
          </table:table-cell>
          <table:table-cell table:style-name="ce47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61" table:formula="of:=EXACT([.D86];[.I86])" office:value-type="boolean" office:boolean-value="false" calcext:value-type="boolean">
            <text:p>FALSE</text:p>
          </table:table-cell>
          <table:table-cell table:style-name="ce61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2021:12:03</text:p>
          </table:table-cell>
          <table:table-cell table:style-name="ce47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61" table:formula="of:=EXACT([.D87];[.I87])" office:value-type="boolean" office:boolean-value="false" calcext:value-type="boolean">
            <text:p>FALSE</text:p>
          </table:table-cell>
          <table:table-cell table:style-name="ce61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2021:12:14</text:p>
          </table:table-cell>
          <table:table-cell table:style-name="ce47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61" table:formula="of:=EXACT([.D88];[.I88])" office:value-type="boolean" office:boolean-value="false" calcext:value-type="boolean">
            <text:p>FALSE</text:p>
          </table:table-cell>
          <table:table-cell table:style-name="ce61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2021:12:23</text:p>
          </table:table-cell>
          <table:table-cell table:style-name="ce47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61" table:formula="of:=EXACT([.D89];[.I89])" office:value-type="boolean" office:boolean-value="false" calcext:value-type="boolean">
            <text:p>FALSE</text:p>
          </table:table-cell>
          <table:table-cell table:style-name="ce61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2021:12:24</text:p>
          </table:table-cell>
          <table:table-cell table:style-name="ce47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61" table:formula="of:=EXACT([.D90];[.I90])" office:value-type="boolean" office:boolean-value="false" calcext:value-type="boolean">
            <text:p>FALSE</text:p>
          </table:table-cell>
          <table:table-cell table:style-name="ce61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2021:12:26</text:p>
          </table:table-cell>
          <table:table-cell table:style-name="ce47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61" table:formula="of:=EXACT([.D91];[.I91])" office:value-type="boolean" office:boolean-value="false" calcext:value-type="boolean">
            <text:p>FALSE</text:p>
          </table:table-cell>
          <table:table-cell table:style-name="ce61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2];[.I92])" office:value-type="boolean" office:boolean-value="true" calcext:value-type="boolean">
            <text:p>TRUE</text:p>
          </table:table-cell>
          <table:table-cell table:style-name="ce61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3];[.I93])" office:value-type="boolean" office:boolean-value="true" calcext:value-type="boolean">
            <text:p>TRUE</text:p>
          </table:table-cell>
          <table:table-cell table:style-name="ce61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4];[.I94])" office:value-type="boolean" office:boolean-value="true" calcext:value-type="boolean">
            <text:p>TRUE</text:p>
          </table:table-cell>
          <table:table-cell table:style-name="ce61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5];[.I95])" office:value-type="boolean" office:boolean-value="true" calcext:value-type="boolean">
            <text:p>TRUE</text:p>
          </table:table-cell>
          <table:table-cell table:style-name="ce61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6];[.I96])" office:value-type="boolean" office:boolean-value="true" calcext:value-type="boolean">
            <text:p>TRUE</text:p>
          </table:table-cell>
          <table:table-cell table:style-name="ce61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7];[.I97])" office:value-type="boolean" office:boolean-value="true" calcext:value-type="boolean">
            <text:p>TRUE</text:p>
          </table:table-cell>
          <table:table-cell table:style-name="ce61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8];[.I98])" office:value-type="boolean" office:boolean-value="true" calcext:value-type="boolean">
            <text:p>TRUE</text:p>
          </table:table-cell>
          <table:table-cell table:style-name="ce61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9];[.I99])" office:value-type="boolean" office:boolean-value="true" calcext:value-type="boolean">
            <text:p>TRUE</text:p>
          </table:table-cell>
          <table:table-cell table:style-name="ce61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0];[.I100])" office:value-type="boolean" office:boolean-value="true" calcext:value-type="boolean">
            <text:p>TRUE</text:p>
          </table:table-cell>
          <table:table-cell table:style-name="ce61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1];[.I101])" office:value-type="boolean" office:boolean-value="true" calcext:value-type="boolean">
            <text:p>TRUE</text:p>
          </table:table-cell>
          <table:table-cell table:style-name="ce61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2];[.I102])" office:value-type="boolean" office:boolean-value="true" calcext:value-type="boolean">
            <text:p>TRUE</text:p>
          </table:table-cell>
          <table:table-cell table:style-name="ce61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3];[.I103])" office:value-type="boolean" office:boolean-value="true" calcext:value-type="boolean">
            <text:p>TRUE</text:p>
          </table:table-cell>
          <table:table-cell table:style-name="ce61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4];[.I104])" office:value-type="boolean" office:boolean-value="true" calcext:value-type="boolean">
            <text:p>TRUE</text:p>
          </table:table-cell>
          <table:table-cell table:style-name="ce61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5];[.I105])" office:value-type="boolean" office:boolean-value="true" calcext:value-type="boolean">
            <text:p>TRUE</text:p>
          </table:table-cell>
          <table:table-cell table:style-name="ce61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6];[.I106])" office:value-type="boolean" office:boolean-value="true" calcext:value-type="boolean">
            <text:p>TRUE</text:p>
          </table:table-cell>
          <table:table-cell table:style-name="ce61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7];[.I107])" office:value-type="boolean" office:boolean-value="true" calcext:value-type="boolean">
            <text:p>TRUE</text:p>
          </table:table-cell>
          <table:table-cell table:style-name="ce61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8];[.I108])" office:value-type="boolean" office:boolean-value="true" calcext:value-type="boolean">
            <text:p>TRUE</text:p>
          </table:table-cell>
          <table:table-cell table:style-name="ce61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9];[.I109])" office:value-type="boolean" office:boolean-value="true" calcext:value-type="boolean">
            <text:p>TRUE</text:p>
          </table:table-cell>
          <table:table-cell table:style-name="ce61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0];[.I110])" office:value-type="boolean" office:boolean-value="true" calcext:value-type="boolean">
            <text:p>TRUE</text:p>
          </table:table-cell>
          <table:table-cell table:style-name="ce61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1];[.I111])" office:value-type="boolean" office:boolean-value="true" calcext:value-type="boolean">
            <text:p>TRUE</text:p>
          </table:table-cell>
          <table:table-cell table:style-name="ce61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2];[.I112])" office:value-type="boolean" office:boolean-value="true" calcext:value-type="boolean">
            <text:p>TRUE</text:p>
          </table:table-cell>
          <table:table-cell table:style-name="ce61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3];[.I113])" office:value-type="boolean" office:boolean-value="true" calcext:value-type="boolean">
            <text:p>TRUE</text:p>
          </table:table-cell>
          <table:table-cell table:style-name="ce61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4];[.I114])" office:value-type="boolean" office:boolean-value="true" calcext:value-type="boolean">
            <text:p>TRUE</text:p>
          </table:table-cell>
          <table:table-cell table:style-name="ce61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5];[.I115])" office:value-type="boolean" office:boolean-value="true" calcext:value-type="boolean">
            <text:p>TRUE</text:p>
          </table:table-cell>
          <table:table-cell table:style-name="ce61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6];[.I116])" office:value-type="boolean" office:boolean-value="true" calcext:value-type="boolean">
            <text:p>TRUE</text:p>
          </table:table-cell>
          <table:table-cell table:style-name="ce61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7];[.I117])" office:value-type="boolean" office:boolean-value="true" calcext:value-type="boolean">
            <text:p>TRUE</text:p>
          </table:table-cell>
          <table:table-cell table:style-name="ce61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8];[.I118])" office:value-type="boolean" office:boolean-value="true" calcext:value-type="boolean">
            <text:p>TRUE</text:p>
          </table:table-cell>
          <table:table-cell table:style-name="ce61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9];[.I119])" office:value-type="boolean" office:boolean-value="true" calcext:value-type="boolean">
            <text:p>TRUE</text:p>
          </table:table-cell>
          <table:table-cell table:style-name="ce61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0];[.I120])" office:value-type="boolean" office:boolean-value="true" calcext:value-type="boolean">
            <text:p>TRUE</text:p>
          </table:table-cell>
          <table:table-cell table:style-name="ce61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1];[.I121])" office:value-type="boolean" office:boolean-value="true" calcext:value-type="boolean">
            <text:p>TRUE</text:p>
          </table:table-cell>
          <table:table-cell table:style-name="ce61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2];[.I122])" office:value-type="boolean" office:boolean-value="true" calcext:value-type="boolean">
            <text:p>TRUE</text:p>
          </table:table-cell>
          <table:table-cell table:style-name="ce61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3];[.I123])" office:value-type="boolean" office:boolean-value="true" calcext:value-type="boolean">
            <text:p>TRUE</text:p>
          </table:table-cell>
          <table:table-cell table:style-name="ce61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4];[.I124])" office:value-type="boolean" office:boolean-value="true" calcext:value-type="boolean">
            <text:p>TRUE</text:p>
          </table:table-cell>
          <table:table-cell table:style-name="ce61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5];[.I125])" office:value-type="boolean" office:boolean-value="true" calcext:value-type="boolean">
            <text:p>TRUE</text:p>
          </table:table-cell>
          <table:table-cell table:style-name="ce61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6];[.I126])" office:value-type="boolean" office:boolean-value="true" calcext:value-type="boolean">
            <text:p>TRUE</text:p>
          </table:table-cell>
          <table:table-cell table:style-name="ce61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7];[.I127])" office:value-type="boolean" office:boolean-value="true" calcext:value-type="boolean">
            <text:p>TRUE</text:p>
          </table:table-cell>
          <table:table-cell table:style-name="ce61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8];[.I128])" office:value-type="boolean" office:boolean-value="true" calcext:value-type="boolean">
            <text:p>TRUE</text:p>
          </table:table-cell>
          <table:table-cell table:style-name="ce61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9];[.I129])" office:value-type="boolean" office:boolean-value="true" calcext:value-type="boolean">
            <text:p>TRUE</text:p>
          </table:table-cell>
          <table:table-cell table:style-name="ce61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0];[.I130])" office:value-type="boolean" office:boolean-value="true" calcext:value-type="boolean">
            <text:p>TRUE</text:p>
          </table:table-cell>
          <table:table-cell table:style-name="ce61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1];[.I131])" office:value-type="boolean" office:boolean-value="true" calcext:value-type="boolean">
            <text:p>TRUE</text:p>
          </table:table-cell>
          <table:table-cell table:style-name="ce61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2];[.I132])" office:value-type="boolean" office:boolean-value="true" calcext:value-type="boolean">
            <text:p>TRUE</text:p>
          </table:table-cell>
          <table:table-cell table:style-name="ce61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3];[.I133])" office:value-type="boolean" office:boolean-value="true" calcext:value-type="boolean">
            <text:p>TRUE</text:p>
          </table:table-cell>
          <table:table-cell table:style-name="ce61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4];[.I134])" office:value-type="boolean" office:boolean-value="true" calcext:value-type="boolean">
            <text:p>TRUE</text:p>
          </table:table-cell>
          <table:table-cell table:style-name="ce61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5];[.I135])" office:value-type="boolean" office:boolean-value="true" calcext:value-type="boolean">
            <text:p>TRUE</text:p>
          </table:table-cell>
          <table:table-cell table:style-name="ce61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 table:number-rows-repeated="10484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51" table:formula="of:=MID([.I54];1;2)+1" office:value-type="float" office:value="16" calcext:value-type="float">
            <text:p>16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51" table:formula="of:=MID([.D55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1:40:02.627100232</dc:date>
    <meta:editing-duration>PT19H56M24S</meta:editing-duration>
    <meta:editing-cycles>39</meta:editing-cycles>
    <meta:generator>LibreOffice/7.3.7.2$Linux_X86_64 LibreOffice_project/30$Build-2</meta:generator>
    <meta:document-statistic meta:table-count="7" meta:cell-count="144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